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4.2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formula="of:=&quot;item (FEAT_TRAINS, engine_&quot; &amp; [.B1] &amp; &quot;, &quot; &amp; [.B1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0, 0) {&#10;&#9;property {&#10;&#9;&#9;climates_available:&#9;ALL_CLIMATES;&#10;&#9;}&#10;}&#10;" calcext:value-type="string">
            <text:p>item (FEAT_TRAINS, engine_0, 0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&quot;item (FEAT_TRAINS, engine_&quot; &amp; [.B2] &amp; &quot;, &quot; &amp; [.B2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, 1) {&#10;&#9;property {&#10;&#9;&#9;climates_available:&#9;ALL_CLIMATES;&#10;&#9;}&#10;}&#10;" calcext:value-type="string">
            <text:p>item (FEAT_TRAINS, engine_1, 1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&quot;item (FEAT_TRAINS, engine_&quot; &amp; [.B3] &amp; &quot;, &quot; &amp; [.B3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, 2) {&#10;&#9;property {&#10;&#9;&#9;climates_available:&#9;ALL_CLIMATES;&#10;&#9;}&#10;}&#10;" calcext:value-type="string">
            <text:p>item (FEAT_TRAINS, engine_2, 2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&quot;item (FEAT_TRAINS, engine_&quot; &amp; [.B4] &amp; &quot;, &quot; &amp; [.B4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3, 3) {&#10;&#9;property {&#10;&#9;&#9;climates_available:&#9;ALL_CLIMATES;&#10;&#9;}&#10;}&#10;" calcext:value-type="string">
            <text:p>item (FEAT_TRAINS, engine_3, 3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&quot;item (FEAT_TRAINS, engine_&quot; &amp; [.B5] &amp; &quot;, &quot; &amp; [.B5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4, 4) {&#10;&#9;property {&#10;&#9;&#9;climates_available:&#9;ALL_CLIMATES;&#10;&#9;}&#10;}&#10;" calcext:value-type="string">
            <text:p>item (FEAT_TRAINS, engine_4, 4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&quot;item (FEAT_TRAINS, engine_&quot; &amp; [.B6] &amp; &quot;, &quot; &amp; [.B6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5, 5) {&#10;&#9;property {&#10;&#9;&#9;climates_available:&#9;ALL_CLIMATES;&#10;&#9;}&#10;}&#10;" calcext:value-type="string">
            <text:p>item (FEAT_TRAINS, engine_5, 5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&quot;item (FEAT_TRAINS, engine_&quot; &amp; [.B7] &amp; &quot;, &quot; &amp; [.B7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6, 6) {&#10;&#9;property {&#10;&#9;&#9;climates_available:&#9;ALL_CLIMATES;&#10;&#9;}&#10;}&#10;" calcext:value-type="string">
            <text:p>item (FEAT_TRAINS, engine_6, 6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&quot;item (FEAT_TRAINS, engine_&quot; &amp; [.B8] &amp; &quot;, &quot; &amp; [.B8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7, 7) {&#10;&#9;property {&#10;&#9;&#9;climates_available:&#9;ALL_CLIMATES;&#10;&#9;}&#10;}&#10;" calcext:value-type="string">
            <text:p>item (FEAT_TRAINS, engine_7, 7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&quot;item (FEAT_TRAINS, engine_&quot; &amp; [.B9] &amp; &quot;, &quot; &amp; [.B9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8, 8) {&#10;&#9;property {&#10;&#9;&#9;climates_available:&#9;ALL_CLIMATES;&#10;&#9;}&#10;}&#10;" calcext:value-type="string">
            <text:p>item (FEAT_TRAINS, engine_8, 8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&quot;item (FEAT_TRAINS, engine_&quot; &amp; [.B10] &amp; &quot;, &quot; &amp; [.B10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9, 9) {&#10;&#9;property {&#10;&#9;&#9;climates_available:&#9;ALL_CLIMATES;&#10;&#9;}&#10;}&#10;" calcext:value-type="string">
            <text:p>item (FEAT_TRAINS, engine_9, 9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&quot;item (FEAT_TRAINS, engine_&quot; &amp; [.B11] &amp; &quot;, &quot; &amp; [.B11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0, 10) {&#10;&#9;property {&#10;&#9;&#9;climates_available:&#9;ALL_CLIMATES;&#10;&#9;}&#10;}&#10;" calcext:value-type="string">
            <text:p>item (FEAT_TRAINS, engine_10, 10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&quot;item (FEAT_TRAINS, engine_&quot; &amp; [.B12] &amp; &quot;, &quot; &amp; [.B12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1, 11) {&#10;&#9;property {&#10;&#9;&#9;climates_available:&#9;ALL_CLIMATES;&#10;&#9;}&#10;}&#10;" calcext:value-type="string">
            <text:p>item (FEAT_TRAINS, engine_11, 11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&quot;item (FEAT_TRAINS, engine_&quot; &amp; [.B13] &amp; &quot;, &quot; &amp; [.B13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2, 12) {&#10;&#9;property {&#10;&#9;&#9;climates_available:&#9;ALL_CLIMATES;&#10;&#9;}&#10;}&#10;" calcext:value-type="string">
            <text:p>item (FEAT_TRAINS, engine_12, 12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&quot;item (FEAT_TRAINS, engine_&quot; &amp; [.B14] &amp; &quot;, &quot; &amp; [.B14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3, 13) {&#10;&#9;property {&#10;&#9;&#9;climates_available:&#9;ALL_CLIMATES;&#10;&#9;}&#10;}&#10;" calcext:value-type="string">
            <text:p>item (FEAT_TRAINS, engine_13, 13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&quot;item (FEAT_TRAINS, engine_&quot; &amp; [.B15] &amp; &quot;, &quot; &amp; [.B15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4, 14) {&#10;&#9;property {&#10;&#9;&#9;climates_available:&#9;ALL_CLIMATES;&#10;&#9;}&#10;}&#10;" calcext:value-type="string">
            <text:p>item (FEAT_TRAINS, engine_14, 14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&quot;item (FEAT_TRAINS, engine_&quot; &amp; [.B16] &amp; &quot;, &quot; &amp; [.B16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5, 15) {&#10;&#9;property {&#10;&#9;&#9;climates_available:&#9;ALL_CLIMATES;&#10;&#9;}&#10;}&#10;" calcext:value-type="string">
            <text:p>item (FEAT_TRAINS, engine_15, 15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&quot;item (FEAT_TRAINS, engine_&quot; &amp; [.B17] &amp; &quot;, &quot; &amp; [.B17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6, 16) {&#10;&#9;property {&#10;&#9;&#9;climates_available:&#9;ALL_CLIMATES;&#10;&#9;}&#10;}&#10;" calcext:value-type="string">
            <text:p>item (FEAT_TRAINS, engine_16, 16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&quot;item (FEAT_TRAINS, engine_&quot; &amp; [.B18] &amp; &quot;, &quot; &amp; [.B18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7, 17) {&#10;&#9;property {&#10;&#9;&#9;climates_available:&#9;ALL_CLIMATES;&#10;&#9;}&#10;}&#10;" calcext:value-type="string">
            <text:p>item (FEAT_TRAINS, engine_17, 17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&quot;item (FEAT_TRAINS, engine_&quot; &amp; [.B19] &amp; &quot;, &quot; &amp; [.B19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8, 18) {&#10;&#9;property {&#10;&#9;&#9;climates_available:&#9;ALL_CLIMATES;&#10;&#9;}&#10;}&#10;" calcext:value-type="string">
            <text:p>item (FEAT_TRAINS, engine_18, 18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&quot;item (FEAT_TRAINS, engine_&quot; &amp; [.B20] &amp; &quot;, &quot; &amp; [.B20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9, 19) {&#10;&#9;property {&#10;&#9;&#9;climates_available:&#9;ALL_CLIMATES;&#10;&#9;}&#10;}&#10;" calcext:value-type="string">
            <text:p>item (FEAT_TRAINS, engine_19, 19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&quot;item (FEAT_TRAINS, engine_&quot; &amp; [.B21] &amp; &quot;, &quot; &amp; [.B21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0, 20) {&#10;&#9;property {&#10;&#9;&#9;climates_available:&#9;ALL_CLIMATES;&#10;&#9;}&#10;}&#10;" calcext:value-type="string">
            <text:p>item (FEAT_TRAINS, engine_20, 20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&quot;item (FEAT_TRAINS, engine_&quot; &amp; [.B22] &amp; &quot;, &quot; &amp; [.B22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1, 21) {&#10;&#9;property {&#10;&#9;&#9;climates_available:&#9;ALL_CLIMATES;&#10;&#9;}&#10;}&#10;" calcext:value-type="string">
            <text:p>item (FEAT_TRAINS, engine_21, 21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&quot;item (FEAT_TRAINS, engine_&quot; &amp; [.B23] &amp; &quot;, &quot; &amp; [.B23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2, 22) {&#10;&#9;property {&#10;&#9;&#9;climates_available:&#9;ALL_CLIMATES;&#10;&#9;}&#10;}&#10;" calcext:value-type="string">
            <text:p>item (FEAT_TRAINS, engine_22, 22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&quot;item (FEAT_TRAINS, engine_&quot; &amp; [.B24] &amp; &quot;, &quot; &amp; [.B24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3, 23) {&#10;&#9;property {&#10;&#9;&#9;climates_available:&#9;ALL_CLIMATES;&#10;&#9;}&#10;}&#10;" calcext:value-type="string">
            <text:p>item (FEAT_TRAINS, engine_23, 23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&quot;item (FEAT_TRAINS, engine_&quot; &amp; [.B25] &amp; &quot;, &quot; &amp; [.B25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4, 24) {&#10;&#9;property {&#10;&#9;&#9;climates_available:&#9;ALL_CLIMATES;&#10;&#9;}&#10;}&#10;" calcext:value-type="string">
            <text:p>item (FEAT_TRAINS, engine_24, 24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&quot;item (FEAT_TRAINS, engine_&quot; &amp; [.B26] &amp; &quot;, &quot; &amp; [.B26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5, 25) {&#10;&#9;property {&#10;&#9;&#9;climates_available:&#9;ALL_CLIMATES;&#10;&#9;}&#10;}&#10;" calcext:value-type="string">
            <text:p>item (FEAT_TRAINS, engine_25, 25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&quot;item (FEAT_TRAINS, engine_&quot; &amp; [.B27] &amp; &quot;, &quot; &amp; [.B27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6, 26) {&#10;&#9;property {&#10;&#9;&#9;climates_available:&#9;ALL_CLIMATES;&#10;&#9;}&#10;}&#10;" calcext:value-type="string">
            <text:p>item (FEAT_TRAINS, engine_26, 26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&quot;item (FEAT_TRAINS, engine_&quot; &amp; [.B28] &amp; &quot;, &quot; &amp; [.B28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54, 54) {&#10;&#9;property {&#10;&#9;&#9;climates_available:&#9;ALL_CLIMATES;&#10;&#9;}&#10;}&#10;" calcext:value-type="string">
            <text:p>item (FEAT_TRAINS, engine_54, 54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&quot;item (FEAT_TRAINS, engine_&quot; &amp; [.B29] &amp; &quot;, &quot; &amp; [.B29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55, 55) {&#10;&#9;property {&#10;&#9;&#9;climates_available:&#9;ALL_CLIMATES;&#10;&#9;}&#10;}&#10;" calcext:value-type="string">
            <text:p>item (FEAT_TRAINS, engine_55, 55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&quot;item (FEAT_TRAINS, engine_&quot; &amp; [.B30] &amp; &quot;, &quot; &amp; [.B30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56, 56) {&#10;&#9;property {&#10;&#9;&#9;climates_available:&#9;ALL_CLIMATES;&#10;&#9;}&#10;}&#10;" calcext:value-type="string">
            <text:p>item (FEAT_TRAINS, engine_56, 56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&quot;item (FEAT_TRAINS, engine_&quot; &amp; [.B31] &amp; &quot;, &quot; &amp; [.B31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84, 84) {&#10;&#9;property {&#10;&#9;&#9;climates_available:&#9;ALL_CLIMATES;&#10;&#9;}&#10;}&#10;" calcext:value-type="string">
            <text:p>item (FEAT_TRAINS, engine_84, 84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&quot;item (FEAT_TRAINS, engine_&quot; &amp; [.B32] &amp; &quot;, &quot; &amp; [.B32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85, 85) {&#10;&#9;property {&#10;&#9;&#9;climates_available:&#9;ALL_CLIMATES;&#10;&#9;}&#10;}&#10;" calcext:value-type="string">
            <text:p>item (FEAT_TRAINS, engine_85, 85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&quot;item (FEAT_TRAINS, engine_&quot; &amp; [.B33] &amp; &quot;, &quot; &amp; [.B33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86, 86) {&#10;&#9;property {&#10;&#9;&#9;climates_available:&#9;ALL_CLIMATES;&#10;&#9;}&#10;}&#10;" calcext:value-type="string">
            <text:p>item (FEAT_TRAINS, engine_86, 86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&quot;item (FEAT_TRAINS, engine_&quot; &amp; [.B34] &amp; &quot;, &quot; &amp; [.B34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87, 87) {&#10;&#9;property {&#10;&#9;&#9;climates_available:&#9;ALL_CLIMATES;&#10;&#9;}&#10;}&#10;" calcext:value-type="string">
            <text:p>item (FEAT_TRAINS, engine_87, 87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&quot;item (FEAT_TRAINS, engine_&quot; &amp; [.B35] &amp; &quot;, &quot; &amp; [.B35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88, 88) {&#10;&#9;property {&#10;&#9;&#9;climates_available:&#9;ALL_CLIMATES;&#10;&#9;}&#10;}&#10;" calcext:value-type="string">
            <text:p>item (FEAT_TRAINS, engine_88, 88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6:16:16.600077794</meta:creation-date>
    <dc:date>2019-06-01T06:34:59.599574681</dc:date>
    <meta:editing-duration>PT3M32S</meta:editing-duration>
    <meta:editing-cycles>1</meta:editing-cycles>
    <meta:document-statistic meta:table-count="1" meta:cell-count="70" meta:object-count="0"/>
    <meta:generator>LibreOffice/5.0.3.2$Linux_X86_64 LibreOffice_project/00m0$Build-2</meta:generator>
  </office:meta>
</office:document-meta>
</file>